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Replacements/Object 9"/>
  <manifest:file-entry manifest:media-type="" manifest:full-path="ObjectReplacements/Object 26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Object 14"/>
  <manifest:file-entry manifest:media-type="" manifest:full-path="ObjectReplacements/Object 27"/>
  <manifest:file-entry manifest:media-type="" manifest:full-path="ObjectReplacements/Object 3"/>
  <manifest:file-entry manifest:media-type="" manifest:full-path="ObjectReplacements/Object 15"/>
  <manifest:file-entry manifest:media-type="" manifest:full-path="ObjectReplacements/Object 20"/>
  <manifest:file-entry manifest:media-type="" manifest:full-path="ObjectReplacements/Object 21"/>
  <manifest:file-entry manifest:media-type="application/x-openoffice-gdimetafile;windows_formatname=&quot;GDIMetaFile&quot;" manifest:full-path="ObjectReplacements/Object 29"/>
  <manifest:file-entry manifest:media-type="" manifest:full-path="ObjectReplacements/Object 5"/>
  <manifest:file-entry manifest:media-type="" manifest:full-path="ObjectReplacements/Object 17"/>
  <manifest:file-entry manifest:media-type="" manifest:full-path="ObjectReplacements/Object 6"/>
  <manifest:file-entry manifest:media-type="" manifest:full-path="ObjectReplacements/Object 18"/>
  <manifest:file-entry manifest:media-type="" manifest:full-path="ObjectReplacements/Object 23"/>
  <manifest:file-entry manifest:media-type="" manifest:full-path="ObjectReplacements/Object 11"/>
  <manifest:file-entry manifest:media-type="" manifest:full-path="ObjectReplacements/Object 8"/>
  <manifest:file-entry manifest:media-type="" manifest:full-path="ObjectReplacements/Object 12"/>
  <manifest:file-entry manifest:media-type="" manifest:full-path="ObjectReplacements/Object 25"/>
  <manifest:file-entry manifest:media-type="" manifest:full-path="ObjectReplacements/Object 30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application/binary" manifest:full-path="layout-cache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language="ru" fo:country="RU" fo:font-style="italic" style:font-style-asian="italic" style:font-style-complex="italic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fo:font-style="italic" style:font-style-asian="italic" style:font-style-complex="italic"/>
    </style:style>
    <style:style style:name="P8" style:family="paragraph" style:parent-style-name="Standard">
      <style:text-properties style:font-name="Times New Roman1" fo:language="ru" fo:country="RU" style:font-name-complex="Times New Roman1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P10" style:family="paragraph" style:parent-style-name="Standard" style:master-page-name="Standard">
      <style:paragraph-properties style:page-number="auto"/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language="ru" fo:country="RU" fo:font-style="normal" style:font-style-asian="normal" style:font-style-complex="normal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fo:font-style="italic" style:font-style-asian="italic" style:font-style-complex="italic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weight="bold" style:font-weight-asian="bold" style:font-weight-complex="bold"/>
    </style:style>
    <style:style style:name="T10" style:family="text">
      <style:text-properties fo:language="en" fo:country="US" fo:font-weight="normal" style:font-weight-asian="normal" style:font-weight-complex="normal"/>
    </style:style>
    <style:style style:name="T11" style:family="text">
      <style:text-properties style:text-position="sub 58%" fo:language="en" fo:country="US"/>
    </style:style>
    <style:style style:name="T12" style:family="text">
      <style:text-properties style:text-position="sub 58%" fo:language="en" fo:country="US" fo:font-style="italic" style:font-style-asian="italic" style:font-style-complex="italic"/>
    </style:style>
    <style:style style:name="T13" style:family="text">
      <style:text-properties style:text-position="sub 58%" style:font-name="Times New Roman1" fo:language="en" fo:country="US" style:font-name-complex="Times New Roman1"/>
    </style:style>
    <style:style style:name="T14" style:family="text">
      <style:text-properties style:font-name="Times New Roman1" fo:language="ru" fo:country="RU" style:font-name-complex="Times New Roman1"/>
    </style:style>
    <style:style style:name="T15" style:family="text">
      <style:text-properties style:font-name="Times New Roman1" fo:language="ru" fo:country="RU" fo:font-style="italic" style:font-style-asian="italic" style:font-name-complex="Times New Roman1" style:font-style-complex="italic"/>
    </style:style>
    <style:style style:name="T16" style:family="text">
      <style:text-properties style:font-name="Times New Roman1" fo:language="en" fo:country="US" style:font-name-complex="Times New Roman1"/>
    </style:style>
    <style:style style:name="T17" style:family="text">
      <style:text-properties style:font-name="Times New Roman1" fo:language="en" fo:country="US" fo:font-style="italic" style:font-style-asian="italic" style:font-name-complex="Times New Roman1" style:font-style-complex="italic"/>
    </style:style>
    <style:style style:name="T18" style:family="text">
      <style:text-properties style:text-position="super 58%" style:font-name="Times New Roman1" fo:language="en" fo:country="US" style:font-name-complex="Times New Roman1"/>
    </style:style>
    <style:style style:name="fr1" style:family="graphic" style:parent-style-name="OLE">
      <style:graphic-properties fo:margin-left="0cm" fo:margin-right="0cm" style:vertical-pos="top" style:vertical-rel="baseline" fo:padding="0.026cm" fo:border="none" draw:ole-draw-aspect="1"/>
    </style:style>
    <style:style style:name="fr2" style:family="graphic" style:parent-style-name="OLE">
      <style:graphic-properties fo:margin-left="0cm" fo:margin-right="0cm" style:vertical-pos="from-top" fo:padding="0.026cm" fo:border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Домашнее задание по курсу «Статистические и эмпирические методы компьютинга»,</text:p>
      <text:p text:style-name="P1"><text:span text:style-name="T7">I</text:span><text:span text:style-name="T2"> часть</text:span></text:p>
      <text:p text:style-name="P2"/>
      <text:p text:style-name="P3">Задача №1. </text:p>
      <text:p text:style-name="P2">а) Сгенерируйте выборку объёма 100 из распределения, соответствующего вашему варианту. Постройте гистограмму с 10 столбцами для полученной выборки. </text:p>
      <text:p text:style-name="P2">Сгенерируйте выборку объёма 1000 из того же распределения и постройте гистограмму с 10 столбцами для неё. Сравните с ранее полученным графиком. Если графики различаются, попробуйте описать и объяснить различия.</text:p>
      <text:p text:style-name="P2"/>
      <text:p text:style-name="Standard"><text:span text:style-name="T1">б) Сгенерируйте выборку, состоящую из 1000 реализаций случайных величин </text:span><draw:frame draw:style-name="fr1" draw:name="Объект1" text:anchor-type="as-char" svg:width="4.487cm" svg:height="1.139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1">, где </text:span><text:span text:style-name="T8">X</text:span><text:span text:style-name="T12">ij</text:span><text:span text:style-name="T6"> – </text:span><text:span text:style-name="T1">независимые случайные величины с распределением, соответствующим вашему варианту. Постройте гистограмму для полученных данных, сравните её с графиками из пункта (а).</text:span></text:p>
      <text:p text:style-name="P2"/>
      <text:p text:style-name="P2">Вариант №1.</text:p>
      <text:p text:style-name="Standard"><text:span text:style-name="T1">1 задача: </text:span><draw:frame draw:style-name="fr1" draw:name="Объект2" text:anchor-type="as-char" svg:width="5.062cm" svg:height="0.485cm" draw:z-index="1"><draw:object xlink:href="./Object 3" xlink:type="simple" xlink:show="embed" xlink:actuate="onLoad"/><draw:image xlink:href="./ObjectReplacements/Object 3" xlink:type="simple" xlink:show="embed" xlink:actuate="onLoad"/><svg:desc>формула</svg:desc></draw:frame><text:span text:style-name="T1">.</text:span></text:p>
      <text:p text:style-name="Standard"/>
      <text:p text:style-name="P2">Вариант №2.</text:p>
      <text:p text:style-name="Standard"><text:span text:style-name="T1">1 задача: </text:span><draw:frame draw:style-name="fr1" draw:name="Объект4" text:anchor-type="as-char" svg:width="5.076cm" svg:height="0.522cm" draw:z-index="2"><draw:object xlink:href="./Object 5" xlink:type="simple" xlink:show="embed" xlink:actuate="onLoad"/><draw:image xlink:href="./ObjectReplacements/Object 5" xlink:type="simple" xlink:show="embed" xlink:actuate="onLoad"/><svg:desc>формула</svg:desc></draw:frame><text:span text:style-name="T1"> и </text:span><draw:frame draw:style-name="fr1" draw:name="Объект5" text:anchor-type="as-char" svg:width="2.651cm" svg:height="0.485cm" draw:z-index="3"><draw:object xlink:href="./Object 6" xlink:type="simple" xlink:show="embed" xlink:actuate="onLoad"/><draw:image xlink:href="./ObjectReplacements/Object 6" xlink:type="simple" xlink:show="embed" xlink:actuate="onLoad"/><svg:desc>формула</svg:desc></draw:frame><text:span text:style-name="T1">.</text:span></text:p>
      <text:p text:style-name="Standard"><text:span text:style-name="T1"/></text:p>
      <text:p text:style-name="P2">Вариант №3.</text:p>
      <text:p text:style-name="Standard"><text:span text:style-name="T1">1 задача: </text:span><draw:frame draw:style-name="fr1" draw:name="Объект7" text:anchor-type="as-char" svg:width="4.209cm" svg:height="0.485cm" draw:z-index="4"><draw:object xlink:href="./Object 8" xlink:type="simple" xlink:show="embed" xlink:actuate="onLoad"/><draw:image xlink:href="./ObjectReplacements/Object 8" xlink:type="simple" xlink:show="embed" xlink:actuate="onLoad"/><svg:desc>формула</svg:desc></draw:frame><text:span text:style-name="T1"> и </text:span><draw:frame draw:style-name="fr1" draw:name="Объект8" text:anchor-type="as-char" svg:width="5.082cm" svg:height="0.485cm" draw:z-index="5"><draw:object xlink:href="./Object 9" xlink:type="simple" xlink:show="embed" xlink:actuate="onLoad"/><draw:image xlink:href="./ObjectReplacements/Object 9" xlink:type="simple" xlink:show="embed" xlink:actuate="onLoad"/><svg:desc>формула</svg:desc></draw:frame><text:span text:style-name="T1">.</text:span></text:p>
      <text:p text:style-name="Standard"><text:span text:style-name="T1"/></text:p>
      <text:p text:style-name="P2">Вариант №4.</text:p>
      <text:p text:style-name="Standard"><text:span text:style-name="T1">1 задача: </text:span><draw:frame draw:style-name="fr1" draw:name="Объект10" text:anchor-type="as-char" svg:width="5.076cm" svg:height="0.522cm" draw:z-index="6"><draw:object xlink:href="./Object 11" xlink:type="simple" xlink:show="embed" xlink:actuate="onLoad"/><draw:image xlink:href="./ObjectReplacements/Object 11" xlink:type="simple" xlink:show="embed" xlink:actuate="onLoad"/><svg:desc>формула</svg:desc></draw:frame><text:span text:style-name="T1"> и </text:span><draw:frame draw:style-name="fr1" draw:name="Объект11" text:anchor-type="as-char" svg:width="2.651cm" svg:height="0.485cm" draw:z-index="7"><draw:object xlink:href="./Object 12" xlink:type="simple" xlink:show="embed" xlink:actuate="onLoad"/><draw:image xlink:href="./ObjectReplacements/Object 12" xlink:type="simple" xlink:show="embed" xlink:actuate="onLoad"/><svg:desc>формула</svg:desc></draw:frame><text:span text:style-name="T1">.</text:span></text:p>
      <text:p text:style-name="Standard"><text:span text:style-name="T1"/></text:p>
      <text:p text:style-name="P2">Вариант №5.</text:p>
      <text:p text:style-name="Standard"><text:span text:style-name="T1">1 задача: </text:span><draw:frame draw:style-name="fr1" draw:name="Объект13" text:anchor-type="as-char" svg:width="4.057cm" svg:height="1.12cm" draw:z-index="8"><draw:object xlink:href="./Object 14" xlink:type="simple" xlink:show="embed" xlink:actuate="onLoad"/><draw:image xlink:href="./ObjectReplacements/Object 14" xlink:type="simple" xlink:show="embed" xlink:actuate="onLoad"/><svg:desc>формула</svg:desc></draw:frame><text:span text:style-name="T1"> и </text:span><draw:frame draw:style-name="fr1" draw:name="Объект14" text:anchor-type="as-char" svg:width="2.651cm" svg:height="0.485cm" draw:z-index="9"><draw:object xlink:href="./Object 15" xlink:type="simple" xlink:show="embed" xlink:actuate="onLoad"/><draw:image xlink:href="./ObjectReplacements/Object 15" xlink:type="simple" xlink:show="embed" xlink:actuate="onLoad"/><svg:desc>формула</svg:desc></draw:frame><text:span text:style-name="T1">.</text:span></text:p>
      <text:p text:style-name="P2"/>
      <text:p text:style-name="P2">Вариант №6.</text:p>
      <text:p text:style-name="Standard"><text:span text:style-name="T1">1 задача: </text:span><draw:frame draw:style-name="fr1" draw:name="Объект16" text:anchor-type="as-char" svg:width="4.232cm" svg:height="1.06cm" draw:z-index="10"><draw:object xlink:href="./Object 17" xlink:type="simple" xlink:show="embed" xlink:actuate="onLoad"/><draw:image xlink:href="./ObjectReplacements/Object 17" xlink:type="simple" xlink:show="embed" xlink:actuate="onLoad"/><svg:desc>формула</svg:desc></draw:frame><text:span text:style-name="T1"> и </text:span><draw:frame draw:style-name="fr1" draw:name="Объект17" text:anchor-type="as-char" svg:width="2.651cm" svg:height="0.485cm" draw:z-index="11"><draw:object xlink:href="./Object 18" xlink:type="simple" xlink:show="embed" xlink:actuate="onLoad"/><draw:image xlink:href="./ObjectReplacements/Object 18" xlink:type="simple" xlink:show="embed" xlink:actuate="onLoad"/><svg:desc>формула</svg:desc></draw:frame><text:span text:style-name="T1">.</text:span></text:p>
      <text:p text:style-name="P2"/>
      <text:p text:style-name="P2">Вариант №7.</text:p>
      <text:p text:style-name="Standard"><text:span text:style-name="T1">1 задача: </text:span><draw:frame draw:style-name="fr1" draw:name="Объект19" text:anchor-type="as-char" svg:width="3.764cm" svg:height="0.58cm" draw:z-index="12"><draw:object xlink:href="./Object 20" xlink:type="simple" xlink:show="embed" xlink:actuate="onLoad"/><draw:image xlink:href="./ObjectReplacements/Object 20" xlink:type="simple" xlink:show="embed" xlink:actuate="onLoad"/><svg:desc>формула</svg:desc></draw:frame><text:span text:style-name="T1"> и </text:span><draw:frame draw:style-name="fr1" draw:name="Объект20" text:anchor-type="as-char" svg:width="2.651cm" svg:height="0.485cm" draw:z-index="13"><draw:object xlink:href="./Object 21" xlink:type="simple" xlink:show="embed" xlink:actuate="onLoad"/><draw:image xlink:href="./ObjectReplacements/Object 21" xlink:type="simple" xlink:show="embed" xlink:actuate="onLoad"/><svg:desc>формула</svg:desc></draw:frame><text:span text:style-name="T1">.</text:span></text:p>
      <text:p text:style-name="P2"/>
      <text:p text:style-name="P2">Вариант №8.</text:p>
      <text:p text:style-name="Standard"><text:span text:style-name="T1">1 задача: </text:span><draw:frame draw:style-name="fr1" draw:name="Объект22" text:anchor-type="as-char" svg:width="2.621cm" svg:height="0.58cm" draw:z-index="14"><draw:object xlink:href="./Object 23" xlink:type="simple" xlink:show="embed" xlink:actuate="onLoad"/><draw:image xlink:href="./ObjectReplacements/Object 23" xlink:type="simple" xlink:show="embed" xlink:actuate="onLoad"/><svg:desc>формула</svg:desc></draw:frame><text:span text:style-name="T1">.</text:span></text:p>
      <text:p text:style-name="P2"/>
      <text:p text:style-name="P2">Вариант №9.</text:p>
      <text:p text:style-name="Standard"><text:span text:style-name="T1">1 задача: </text:span><draw:frame draw:style-name="fr1" draw:name="Объект24" text:anchor-type="as-char" svg:width="2.651cm" svg:height="0.485cm" draw:z-index="15"><draw:object xlink:href="./Object 25" xlink:type="simple" xlink:show="embed" xlink:actuate="onLoad"/><draw:image xlink:href="./ObjectReplacements/Object 25" xlink:type="simple" xlink:show="embed" xlink:actuate="onLoad"/><svg:desc>формула</svg:desc></draw:frame><text:span text:style-name="T1">; </text:span><draw:frame draw:style-name="fr1" draw:name="Объект25" text:anchor-type="as-char" svg:width="4.232cm" svg:height="1.12cm" draw:z-index="16"><draw:object xlink:href="./Object 26" xlink:type="simple" xlink:show="embed" xlink:actuate="onLoad"/><draw:image xlink:href="./ObjectReplacements/Object 26" xlink:type="simple" xlink:show="embed" xlink:actuate="onLoad"/><svg:desc>формула</svg:desc></draw:frame><text:span text:style-name="T1">; </text:span><draw:frame draw:style-name="fr1" draw:name="Объект26" text:anchor-type="as-char" svg:width="2.611cm" svg:height="0.485cm" draw:z-index="17"><draw:object xlink:href="./Object 27" xlink:type="simple" xlink:show="embed" xlink:actuate="onLoad"/><draw:image xlink:href="./ObjectReplacements/Object 27" xlink:type="simple" xlink:show="embed" xlink:actuate="onLoad"/><svg:desc>формула</svg:desc></draw:frame><text:span text:style-name="T1">.</text:span></text:p>
      <text:p text:style-name="P2"/>
      <text:p text:style-name="P2">Вариант №10.</text:p>
      <text:p text:style-name="Standard"><text:span text:style-name="T1">1 задача: </text:span><draw:frame draw:style-name="fr2" draw:name="Объект28" text:anchor-type="as-char" svg:y="-0.621cm" svg:width="3.358cm" svg:height="1cm" draw:z-index="18"><draw:object xlink:href="./Object 29" xlink:type="simple" xlink:show="embed" xlink:actuate="onLoad"/><draw:image xlink:href="./ObjectReplacements/Object 29" xlink:type="simple" xlink:show="embed" xlink:actuate="onLoad"/><svg:desc>формула</svg:desc></draw:frame><text:span text:style-name="T1"> и </text:span><draw:frame draw:style-name="fr1" draw:name="Объект29" text:anchor-type="as-char" svg:width="2.616cm" svg:height="0.485cm" draw:z-index="19"><draw:object xlink:href="./Object 30" xlink:type="simple" xlink:show="embed" xlink:actuate="onLoad"/><draw:image xlink:href="./ObjectReplacements/Object 30" xlink:type="simple" xlink:show="embed" xlink:actuate="onLoad"/><svg:desc>формула</svg:desc></draw:frame><text:span text:style-name="T1">.</text:span></text:p>
      <text:p text:style-name="P10">Задача №2. </text:p>
      <text:p text:style-name="Standard"><text:span text:style-name="T1">Постройте выборку из </text:span><text:span text:style-name="T6">8</text:span><text:span text:style-name="T1"> наблюдений из распределения, соответствующего вашему варианту, с указанным значением параметра </text:span><text:span text:style-name="T14">θ (значение подобрано так, чтобы математическое ожидание величин было равно трём)</text:span><text:span text:style-name="T1">. На уровне значимости 5% проверьте гипотезу о равенстве математического ожидания трём против двусторонней альтернативы с помощью обычной </text:span><text:span text:style-name="T6">t-</text:span><text:span text:style-name="T1">статистики. Повторив этот эксперимент 10000 раз, оцените вероятность ошибки первого рода.</text:span></text:p>
      <text:p text:style-name="P2"/>
      <text:p text:style-name="Standard"><text:span text:style-name="T1">Оцените функцию мощности используемого критерия. Для этого варьируйте параметр </text:span><text:span text:style-name="T14">θ</text:span><text:span text:style-name="T8"> </text:span><text:span text:style-name="T3">данного вам</text:span><text:span text:style-name="T1"> распределения так, чтобы математическое ожидание изменялось в пределах от 1 до 5 с шагом 0.5. Для каждого значения математического ожидания оцените вероятность отвержения основной гипотезы.</text:span></text:p>
      <text:p text:style-name="Standard"><text:span text:style-name="T5"/></text:p>
      <text:p text:style-name="Standard"><text:span text:style-name="T5">Обратите внимание: в пределах от 1 до 5 должно меняться математическое ожидание, а не </text:span><text:span text:style-name="T15">θ</text:span><text:span text:style-name="T1">. Формулы для математического ожидания сложных распределений посмотрите в интернете.</text:span></text:p>
      <text:p text:style-name="P2"/>
      <text:p text:style-name="P2">Постройте график зависимости вероятности отвержения основной гипотезы от истинного математического ожидания.</text:p>
      <text:p text:style-name="P2"/>
      <text:p text:style-name="P2">Повторите всё то же самое для выборок объёма 50.</text:p>
      <text:p text:style-name="P2"/>
      <text:p text:style-name="Standard"><text:span text:style-name="T1">В </text:span><text:span text:style-name="T6">Stata </text:span><text:span text:style-name="T1">проверка гипотезы о математическом ожидании делается командой </text:span><text:span text:style-name="T9">ttest</text:span><text:span text:style-name="T10">. </text:span><text:span text:style-name="T4">Подробную справку по каждой из них можете получить с помощью команды </text:span><text:span text:style-name="T9">help</text:span><text:span text:style-name="T10">, </text:span><text:span text:style-name="T4">а посмотреть перечень возвращаемых значений — по команде </text:span><text:span text:style-name="T9">return list</text:span><text:span text:style-name="T10">.</text:span></text:p>
      <text:p text:style-name="Standard"/>
      <text:p text:style-name="P5">Варианты распределений для задачи №3:</text:p>
      <text:p text:style-name="P2"/>
      <text:p text:style-name="P2">Вариант 1.</text:p>
      <text:p text:style-name="Standard"><text:span text:style-name="T6">X</text:span><text:span text:style-name="T11">i</text:span><text:span text:style-name="T6"> ~ N(</text:span><text:span text:style-name="T14">θ, </text:span><text:span text:style-name="T16">1), <text:s/></text:span><text:span text:style-name="T14">θ </text:span><text:span text:style-name="T16">= 3.</text:span></text:p>
      <text:p text:style-name="P6"/>
      <text:p text:style-name="Standard"><text:span text:style-name="T14">Вариант </text:span><text:span text:style-name="T16">2.</text:span></text:p>
      <text:p text:style-name="Standard"><text:span text:style-name="T16">X</text:span><text:span text:style-name="T13">i</text:span><text:span text:style-name="T16"> ~ R(0</text:span><text:span text:style-name="T14">,</text:span><text:span text:style-name="T16"> </text:span><text:span text:style-name="T14">θ</text:span><text:span text:style-name="T16">), <text:s/></text:span><text:span text:style-name="T14">θ </text:span><text:span text:style-name="T16">= 6.</text:span></text:p>
      <text:p text:style-name="P6"/>
      <text:p text:style-name="P8">Вариант 3.</text:p>
      <text:p text:style-name="Standard"><text:span text:style-name="T16">X</text:span><text:span text:style-name="T13">i</text:span><text:span text:style-name="T16"> ~ E(</text:span><text:span text:style-name="T14">θ</text:span><text:span text:style-name="T16">), <text:s/></text:span><text:span text:style-name="T14">θ </text:span><text:span text:style-name="T16">= </text:span><text:span text:style-name="T18">1</text:span><text:span text:style-name="T16">/</text:span><text:span text:style-name="T13">3</text:span><text:span text:style-name="T16">.</text:span></text:p>
      <text:p text:style-name="P6"/>
      <text:p text:style-name="P8">Вариант 4.</text:p>
      <text:p text:style-name="Standard"><text:span text:style-name="T16">X</text:span><text:span text:style-name="T13">i</text:span><text:span text:style-name="T16"> </text:span><text:span text:style-name="T14">принимает значение 0 с вероятностью 0.9 и значение θ </text:span><text:span text:style-name="T16">c </text:span><text:span text:style-name="T14">вероятностью 0.1, <text:s/>θ </text:span><text:span text:style-name="T16">= 30.</text:span></text:p>
      <text:p text:style-name="P2"/>
      <text:p text:style-name="P2">Вариант 5.</text:p>
      <text:p text:style-name="Standard"><text:span text:style-name="T16">(X</text:span><text:span text:style-name="T13">i</text:span><text:span text:style-name="T16"> – </text:span><text:span text:style-name="T14">θ</text:span><text:span text:style-name="T16">) ~ F</text:span><text:span text:style-name="T13">2, 3</text:span><text:span text:style-name="T16">, </text:span><text:span text:style-name="T14">θ </text:span><text:span text:style-name="T16">= 0.</text:span></text:p>
      <text:p text:style-name="P6"/>
      <text:p text:style-name="P8">Вариант 6.</text:p>
      <text:p text:style-name="Standard"><text:span text:style-name="T16">X</text:span><text:span text:style-name="T13">i</text:span><text:span text:style-name="T16"> </text:span><text:span text:style-name="T14">принимает значение 0 с вероятностью θ и значение 6 </text:span><text:span text:style-name="T16">c </text:span><text:span text:style-name="T14">вероятностью 1 - θ, <text:s/>θ </text:span><text:span text:style-name="T16">= </text:span><text:span text:style-name="T14">0.5</text:span><text:span text:style-name="T16">.</text:span></text:p>
      <text:p text:style-name="P6"/>
      <text:p text:style-name="P8">Вариант 7.</text:p>
      <text:p text:style-name="Standard"><text:span text:style-name="T14">2</text:span><text:span text:style-name="T16">X</text:span><text:span text:style-name="T13">i</text:span><text:span text:style-name="T16"> ~ </text:span><draw:frame draw:style-name="fr1" draw:name="Объект3" text:anchor-type="as-char" svg:width="0.623cm" svg:height="0.593cm" draw:z-index="20"><draw:object xlink:href="./Object 1" xlink:type="simple" xlink:show="embed" xlink:actuate="onLoad"/><draw:image xlink:href="./ObjectReplacements/Object 1" xlink:type="simple" xlink:show="embed" xlink:actuate="onLoad"/><svg:desc>формула</svg:desc></draw:frame><text:span text:style-name="T16">, <text:s/></text:span><text:span text:style-name="T14">θ </text:span><text:span text:style-name="T16">= 6.</text:span></text:p>
      <text:p text:style-name="P2"/>
      <text:p text:style-name="P8">Вариант 8.</text:p>
      <text:p text:style-name="Standard"><text:span text:style-name="T16">(X</text:span><text:span text:style-name="T13">i</text:span><text:span text:style-name="T16"> – </text:span><text:span text:style-name="T14">θ</text:span><text:span text:style-name="T16">) ~ t</text:span><text:span text:style-name="T13">2</text:span><text:span text:style-name="T16">, </text:span><text:span text:style-name="T14">θ </text:span><text:span text:style-name="T16">= 3.</text:span></text:p>
      <text:p text:style-name="P6"/>
      <text:p text:style-name="P8">Вариант 9.</text:p>
      <text:p text:style-name="Standard"><text:span text:style-name="T16">(X</text:span><text:span text:style-name="T13">i</text:span><text:span text:style-name="T16"> – </text:span><text:span text:style-name="T14">θ</text:span><text:span text:style-name="T16">) ~ E(1), <text:s/></text:span><text:span text:style-name="T14">θ </text:span><text:span text:style-name="T16">= 2.</text:span></text:p>
      <text:p text:style-name="P6"><text:soft-page-break/></text:p>
      <text:p text:style-name="P8">Вариант 10.</text:p>
      <text:p text:style-name="Standard"><text:span text:style-name="T16">(X</text:span><text:span text:style-name="T13">i</text:span><text:span text:style-name="T16"> – </text:span><text:span text:style-name="T14">θ</text:span><text:span text:style-name="T16">) ~ t</text:span><text:span text:style-name="T13">4</text:span><text:span text:style-name="T16">, </text:span><text:span text:style-name="T14">θ </text:span><text:span text:style-name="T16">= 3.</text:span></text:p>
      <text:p text:style-name="P6"/>
      <text:p text:style-name="Standard"><text:span text:style-name="T15">Здесь </text:span><text:span text:style-name="T17">R —</text:span><text:span text:style-name="T15"> равномерное распределение, </text:span><text:span text:style-name="T17">E — </text:span><text:span text:style-name="T15">экспоненциальное (показательное), </text:span><text:span text:style-name="T17">t — </text:span><text:span text:style-name="T15">распределение Стьюдента, </text:span><text:span text:style-name="T17">F — </text:span><text:span text:style-name="T15">Снедекора</text:span><text:span text:style-name="T17">–</text:span><text:span text:style-name="T15">Фишера.</text:span></text:p>
      <text:p text:style-name="P7"/>
      <text:p text:style-name="P4"><text:span text:style-name="T1">Для варианта №4: генерируйте выборки из 15 наблюдений вместо 8. Иначе велика вероятность того, что выборка будет состоять из одних нуле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11T13:00:07.06</meta:creation-date>
    <meta:document-statistic meta:table-count="0" meta:image-count="0" meta:object-count="21" meta:page-count="3" meta:paragraph-count="56" meta:word-count="475" meta:character-count="2974"/>
    <dc:date>2017-02-11T13:18:30.42</dc:date>
    <meta:editing-duration>PT3M13S</meta:editing-duration>
    <meta:editing-cycles>1</meta:editing-cycles>
    <meta:generator>OpenOffice/4.1.1$Win32 OpenOffice.org_project/411m6$Build-9775</meta:generator>
  </office:meta>
</office:document-meta>
</file>

<file path=Object 1/content.xml><?xml version="1.0" encoding="utf-8"?>
<math xmlns="http://www.w3.org/1998/Math/MathML">
  <semantics>
    <mrow>
      <msubsup>
        <mi>χ</mi>
        <mrow>
          <mi>θ</mi>
        </mrow>
        <mrow>
          <mn>2</mn>
        </mrow>
      </msubsup>
    </mrow>
    <annotation encoding="StarMath 5.0">χ^{2}_{θ}</annotation>
  </semantics>
</math>
</file>

<file path=Object 1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n>1</mn>
          <mo stretchy="false">−</mo>
          <mi>exp</mi>
        </mrow>
      </mrow>
      <mrow>
        <mo stretchy="false">(</mo>
        <mrow>
          <mrow>
            <mo stretchy="false">−</mo>
            <msqrt>
              <mrow>
                <mo stretchy="false">(</mo>
                <mrow>
                  <mi>x</mi>
                </mrow>
                <mo stretchy="false">)</mo>
              </mrow>
            </msqrt>
          </mrow>
        </mrow>
        <mo stretchy="false">)</mo>
      </mrow>
      <mi>,</mi>
      <mrow>
        <mi>x</mi>
        <mo stretchy="false">≥</mo>
        <mn>0</mn>
      </mrow>
    </mrow>
    <annotation encoding="StarMath 5.0">F(x)=1-exp(-sqrt(x)), x&gt;=0</annotation>
  </semantics>
</math>
</file>

<file path=Object 12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n>0,</mn>
      </mrow>
      <mrow>
        <mi>x</mi>
        <mo stretchy="false">&lt;</mo>
        <mn>0</mn>
      </mrow>
    </mrow>
    <annotation encoding="StarMath 5.0">F(x)=0, x&lt;0</annotation>
  </semantics>
</math>
</file>

<file path=Object 14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sup>
              <mn>2</mn>
              <mrow>
                <mrow>
                  <mi>x</mi>
                  <mo stretchy="false">+</mo>
                  <mn>1</mn>
                </mrow>
              </mrow>
            </msup>
          </mrow>
          <mrow>
            <mrow>
              <mn>1</mn>
              <mo stretchy="false">+</mo>
              <msup>
                <mn>2</mn>
                <mi>x</mi>
              </msup>
            </mrow>
          </mrow>
        </mfrac>
      </mrow>
      <mrow>
        <mi/>
        <mo stretchy="false">−</mo>
        <mn>1,</mn>
      </mrow>
      <mrow>
        <mi>x</mi>
        <mo stretchy="false">≥</mo>
        <mn>0</mn>
      </mrow>
    </mrow>
    <annotation encoding="StarMath 5.0">F(x)={2^{x+1}} over {1+2^x} `-1, x&gt;=0</annotation>
  </semantics>
</math>
</file>

<file path=Object 15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n>0,</mn>
      </mrow>
      <mrow>
        <mi>x</mi>
        <mo stretchy="false">&lt;</mo>
        <mn>0</mn>
      </mrow>
    </mrow>
    <annotation encoding="StarMath 5.0">F(x)=0, x&lt;0</annotation>
  </semantics>
</math>
</file>

<file path=Object 17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n>1</mn>
          <mo stretchy="false">−</mo>
          <mfrac>
            <mn>1</mn>
            <mrow>
              <mrow>
                <mn>1</mn>
                <mo stretchy="false">+</mo>
                <msup>
                  <mi>x</mi>
                  <mn>0.2</mn>
                </msup>
              </mrow>
            </mrow>
          </mfrac>
        </mrow>
      </mrow>
      <mi>,</mi>
      <mrow>
        <mi>x</mi>
        <mo stretchy="false">≥</mo>
        <mn>0</mn>
      </mrow>
    </mrow>
    <annotation encoding="StarMath 5.0">F(x)=1-1 over {1+x^0.2}, x&gt;=0</annotation>
  </semantics>
</math>
</file>

<file path=Object 1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n>0,</mn>
      </mrow>
      <mrow>
        <mi>x</mi>
        <mo stretchy="false">&lt;</mo>
        <mn>0</mn>
      </mrow>
    </mrow>
    <annotation encoding="StarMath 5.0">F(x)=0, x&lt;0</annotation>
  </semantics>
</math>
</file>

<file path=Object 2/content.xml><?xml version="1.0" encoding="utf-8"?>
<math xmlns="http://www.w3.org/1998/Math/MathML">
  <semantics>
    <mrow>
      <mrow>
        <msub>
          <mi>Y</mi>
          <mrow>
            <mi>i</mi>
          </mrow>
        </msub>
        <mo stretchy="false">=</mo>
        <mrow>
          <munderover>
            <mo stretchy="false">∑</mo>
            <mrow>
              <mrow>
                <mi>j</mi>
                <mo stretchy="false">=</mo>
                <mn>1</mn>
              </mrow>
            </mrow>
            <mrow>
              <mn>30</mn>
            </mrow>
          </munderover>
          <msub>
            <mi>X</mi>
            <mrow>
              <mi mathvariant="italic">ij</mi>
            </mrow>
          </msub>
        </mrow>
      </mrow>
      <mi>,</mi>
      <mrow>
        <mi>i</mi>
        <mo stretchy="false">=</mo>
        <mn>1,.</mn>
      </mrow>
      <mn>..</mn>
      <mi>,</mi>
      <mn>1000</mn>
    </mrow>
    <annotation encoding="StarMath 5.0">Y_{i}=sum from{j=1} to{30} X_{ij}, i=1,...,1000</annotation>
  </semantics>
</math>
</file>

<file path=Object 20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n>1</mn>
          <mo stretchy="false">−</mo>
          <msup>
            <mn>2</mn>
            <mrow>
              <mrow>
                <mo stretchy="false">−</mo>
                <msup>
                  <mi>x</mi>
                  <mn>1.5</mn>
                </msup>
              </mrow>
            </mrow>
          </msup>
        </mrow>
      </mrow>
      <mi>,</mi>
      <mrow>
        <mi>x</mi>
        <mo stretchy="false">≥</mo>
        <mn>0</mn>
      </mrow>
    </mrow>
    <annotation encoding="StarMath 5.0">F(x)=1-2^{-x^1.5}, x&gt;=0</annotation>
  </semantics>
</math>
</file>

<file path=Object 2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n>0,</mn>
      </mrow>
      <mrow>
        <mi>x</mi>
        <mo stretchy="false">&lt;</mo>
        <mn>0</mn>
      </mrow>
    </mrow>
    <annotation encoding="StarMath 5.0">F(x)=0, x&lt;0</annotation>
  </semantics>
</math>
</file>

<file path=Object 23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n>1</mn>
          <mo stretchy="false">−</mo>
          <msup>
            <mn>3</mn>
            <mrow>
              <mrow>
                <mo stretchy="false">−</mo>
                <msup>
                  <mn>3</mn>
                  <mi>x</mi>
                </msup>
              </mrow>
            </mrow>
          </msup>
        </mrow>
      </mrow>
    </mrow>
    <annotation encoding="StarMath 5.0">F(x)=1-3^{-3^x}</annotation>
  </semantics>
</math>
</file>

<file path=Object 25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n>0,</mn>
      </mrow>
      <mrow>
        <mi>x</mi>
        <mo stretchy="false">&lt;</mo>
        <mn>0</mn>
      </mrow>
    </mrow>
    <annotation encoding="StarMath 5.0">F(x)=0, x&lt;0</annotation>
  </semantics>
</math>
</file>

<file path=Object 26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row>
              <mn>1</mn>
              <mo stretchy="false">−</mo>
              <msup>
                <mi>e</mi>
                <mrow>
                  <mo stretchy="false">−</mo>
                  <mi>x</mi>
                </mrow>
              </msup>
            </mrow>
          </mrow>
          <mrow>
            <mrow>
              <mn>1</mn>
              <mo stretchy="false">−</mo>
              <msup>
                <mi>e</mi>
                <mrow>
                  <mo stretchy="false">−</mo>
                  <mn>1</mn>
                </mrow>
              </msup>
            </mrow>
          </mrow>
        </mfrac>
      </mrow>
      <mi>,</mi>
      <mrow>
        <mrow>
          <mn>0</mn>
          <mo stretchy="false">&lt;</mo>
          <mi>x</mi>
        </mrow>
        <mo stretchy="false">&lt;</mo>
        <mn>1</mn>
      </mrow>
    </mrow>
    <annotation encoding="StarMath 5.0">F(x)={1-e^-x} over {1-e^-1}, 0&lt;x&lt;1</annotation>
  </semantics>
</math>
</file>

<file path=Object 27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n>1,</mn>
      </mrow>
      <mrow>
        <mi>x</mi>
        <mo stretchy="false">≥</mo>
        <mn>1</mn>
      </mrow>
    </mrow>
    <annotation encoding="StarMath 5.0">F(x)=1, x&gt;=1</annotation>
  </semantics>
</math>
</file>

<file path=Object 29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n>1</mn>
          <mo stretchy="false">−</mo>
          <mfrac>
            <mn>1</mn>
            <mrow>
              <mi>x</mi>
            </mrow>
          </mfrac>
        </mrow>
      </mrow>
      <mi>,</mi>
      <mrow>
        <mi>x</mi>
        <mo stretchy="false">&gt;</mo>
        <mn>1</mn>
      </mrow>
    </mrow>
    <annotation encoding="StarMath 5.0">F(x)=1-1 over {x}, x&gt;1</annotation>
  </semantics>
</math>
</file>

<file path=Object 3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n>1</mn>
          <mo stretchy="false">−</mo>
          <mi>exp</mi>
        </mrow>
      </mrow>
      <mrow>
        <mo stretchy="false">(</mo>
        <mrow>
          <mrow>
            <mo stretchy="false">−</mo>
            <mi>exp</mi>
          </mrow>
          <mrow>
            <mo stretchy="false">(</mo>
            <mrow>
              <mn>0.1</mn>
              <mi>x</mi>
            </mrow>
            <mo stretchy="false">)</mo>
          </mrow>
        </mrow>
        <mo stretchy="false">)</mo>
      </mrow>
    </mrow>
    <annotation encoding="StarMath 5.0">F(x)=1-exp(-exp(0.1 x))</annotation>
  </semantics>
</math>
</file>

<file path=Object 30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n>0,</mn>
      </mrow>
      <mrow>
        <mi>x</mi>
        <mo stretchy="false">≤</mo>
        <mn>1</mn>
      </mrow>
    </mrow>
    <annotation encoding="StarMath 5.0">F(x)=0, x&lt;=1</annotation>
  </semantics>
</math>
</file>

<file path=Object 5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n>1</mn>
          <mo stretchy="false">−</mo>
          <mi>exp</mi>
        </mrow>
      </mrow>
      <mrow>
        <mo stretchy="false">(</mo>
        <mrow>
          <mrow>
            <mo stretchy="false">−</mo>
            <msqrt>
              <mrow>
                <mo stretchy="false">(</mo>
                <mrow>
                  <mi>x</mi>
                </mrow>
                <mo stretchy="false">)</mo>
              </mrow>
            </msqrt>
          </mrow>
        </mrow>
        <mo stretchy="false">)</mo>
      </mrow>
      <mi>,</mi>
      <mrow>
        <mi>x</mi>
        <mo stretchy="false">≥</mo>
        <mn>0</mn>
      </mrow>
    </mrow>
    <annotation encoding="StarMath 5.0">F(x)=1-exp(-sqrt(x)), x&gt;=0</annotation>
  </semantics>
</math>
</file>

<file path=Object 6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n>0,</mn>
      </mrow>
      <mrow>
        <mi>x</mi>
        <mo stretchy="false">&lt;</mo>
        <mn>0</mn>
      </mrow>
    </mrow>
    <annotation encoding="StarMath 5.0">F(x)=0, x&lt;0</annotation>
  </semantics>
</math>
</file>

<file path=Object 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n>0.5exp</mn>
      </mrow>
      <mrow>
        <mo stretchy="false">(</mo>
        <mrow>
          <mi>x</mi>
        </mrow>
        <mo stretchy="false">)</mo>
      </mrow>
      <mi>,</mi>
      <mrow>
        <mi>x</mi>
        <mo stretchy="false">≤</mo>
        <mn>0</mn>
      </mrow>
    </mrow>
    <annotation encoding="StarMath 5.0">F(x)=0.5exp(x), x&lt;=0</annotation>
  </semantics>
</math>
</file>

<file path=Object 9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n>1</mn>
          <mo stretchy="false">−</mo>
          <mn>0.5exp</mn>
        </mrow>
      </mrow>
      <mrow>
        <mo stretchy="false">(</mo>
        <mrow>
          <mrow>
            <mo stretchy="false">−</mo>
            <mi>x</mi>
          </mrow>
        </mrow>
        <mo stretchy="false">)</mo>
      </mrow>
      <mi>,</mi>
      <mrow>
        <mi>x</mi>
        <mo stretchy="false">&gt;</mo>
        <mn>0</mn>
      </mrow>
    </mrow>
    <annotation encoding="StarMath 5.0">F(x)=1-0.5exp(-x), x&gt;0</annotation>
  </semantics>
</math>
</file>